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cbb" officeooo:paragraph-rsid="00044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rama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20:45:39.768006209</meta:creation-date>
    <dc:date>2021-10-14T20:46:16.202573958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4.7.2$Linux_X86_64 LibreOffice_project/40$Build-2</meta:generator>
  </office:meta>
</office:document-meta>
</file>